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lusterOperation.ended( boolean successfu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lusterOperation.DefaultClusterOperation( ClusterNode clusterNode , ClusterRecord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lusterOperation.getRec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